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3.111in"/>
    </style:style>
    <style:style style:name="co3" style:family="table-column">
      <style:table-column-properties fo:break-before="auto" style:column-width="0.6984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State - Code</text:p>
          </table:table-cell>
          <table:table-cell table:number-columns-repeated="1022"/>
        </table:table-row>
        <table:table-row table:style-name="ro1">
          <table:table-cell office:value-type="string">
            <text:p>DISTRICT</text:p>
          </table:table-cell>
          <table:table-cell office:value-type="string">
            <text:p>District - Code</text:p>
          </table:table-cell>
          <table:table-cell table:number-columns-repeated="1022"/>
        </table:table-row>
        <table:table-row table:style-name="ro1">
          <table:table-cell office:value-type="string">
            <text:p>TAHSIL</text:p>
          </table:table-cell>
          <table:table-cell office:value-type="string">
            <text:p>Tashil - Code</text:p>
          </table:table-cell>
          <table:table-cell table:number-columns-repeated="1022"/>
        </table:table-row>
        <table:table-row table:style-name="ro1">
          <table:table-cell office:value-type="string">
            <text:p>TOWN_VILL</text:p>
          </table:table-cell>
          <table:table-cell office:value-type="string">
            <text:p>Town/village - Code</text:p>
          </table:table-cell>
          <table:table-cell table:number-columns-repeated="1022"/>
        </table:table-row>
        <table:table-row table:style-name="ro1">
          <table:table-cell office:value-type="string">
            <text:p>WARD</text:p>
          </table:table-cell>
          <table:table-cell office:value-type="string">
            <text:p>Ward - Code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B - Code</text:p>
          </table:table-cell>
          <table:table-cell table:number-columns-repeated="1022"/>
        </table:table-row>
        <table:table-row table:style-name="ro1">
          <table:table-cell office:value-type="string">
            <text:p>LEVEL</text:p>
          </table:table-cell>
          <table:table-cell office:value-type="string">
            <text:p>State/District/Taluk/Town/Villlag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ate/District/Taluk/Town/Villlage</text:p>
          </table:table-cell>
          <table:table-cell table:number-columns-repeated="1022"/>
        </table:table-row>
        <table:table-row table:style-name="ro1">
          <table:table-cell office:value-type="string">
            <text:p>TRU</text:p>
          </table:table-cell>
          <table:table-cell office:value-type="string">
            <text:p>T - Total, R - Rural, U - Urban</text:p>
          </table:table-cell>
          <table:table-cell table:number-columns-repeated="1022"/>
        </table:table-row>
        <table:table-row table:style-name="ro1">
          <table:table-cell office:value-type="string">
            <text:p>No_HH</text:p>
          </table:table-cell>
          <table:table-cell office:value-type="string">
            <text:p>Number of Households</text:p>
          </table:table-cell>
          <table:table-cell table:number-columns-repeated="1022"/>
        </table:table-row>
        <table:table-row table:style-name="ro1">
          <table:table-cell office:value-type="string">
            <text:p>TOT_P</text:p>
          </table:table-cell>
          <table:table-cell office:value-type="string">
            <text:p>Total Population</text:p>
          </table:table-cell>
          <table:table-cell table:number-columns-repeated="1022"/>
        </table:table-row>
        <table:table-row table:style-name="ro1">
          <table:table-cell office:value-type="string">
            <text:p>TOT_M</text:p>
          </table:table-cell>
          <table:table-cell office:value-type="string">
            <text:p>Total Males</text:p>
          </table:table-cell>
          <table:table-cell table:number-columns-repeated="1022"/>
        </table:table-row>
        <table:table-row table:style-name="ro1">
          <table:table-cell office:value-type="string">
            <text:p>TOT_F</text:p>
          </table:table-cell>
          <table:table-cell office:value-type="string">
            <text:p>Total Females</text:p>
          </table:table-cell>
          <table:table-cell table:number-columns-repeated="1022"/>
        </table:table-row>
        <table:table-row table:style-name="ro1">
          <table:table-cell office:value-type="string">
            <text:p>P_06</text:p>
          </table:table-cell>
          <table:table-cell office:value-type="string">
            <text:p>Population in the Age group 0-6</text:p>
          </table:table-cell>
          <table:table-cell table:number-columns-repeated="1022"/>
        </table:table-row>
        <table:table-row table:style-name="ro1">
          <table:table-cell office:value-type="string">
            <text:p>M_06</text:p>
          </table:table-cell>
          <table:table-cell office:value-type="string">
            <text:p>Male Population in the Age group 0-6</text:p>
          </table:table-cell>
          <table:table-cell table:number-columns-repeated="1022"/>
        </table:table-row>
        <table:table-row table:style-name="ro1">
          <table:table-cell office:value-type="string">
            <text:p>F_06</text:p>
          </table:table-cell>
          <table:table-cell office:value-type="string">
            <text:p>Female Population in the Age group 0-6</text:p>
          </table:table-cell>
          <table:table-cell table:number-columns-repeated="1022"/>
        </table:table-row>
        <table:table-row table:style-name="ro1">
          <table:table-cell office:value-type="string">
            <text:p>P_SC</text:p>
          </table:table-cell>
          <table:table-cell office:value-type="string">
            <text:p>Population Scheduled Caste</text:p>
          </table:table-cell>
          <table:table-cell table:number-columns-repeated="1022"/>
        </table:table-row>
        <table:table-row table:style-name="ro1">
          <table:table-cell office:value-type="string">
            <text:p>M_SC</text:p>
          </table:table-cell>
          <table:table-cell office:value-type="string">
            <text:p>Male Population Scheduled Caste</text:p>
          </table:table-cell>
          <table:table-cell table:number-columns-repeated="1022"/>
        </table:table-row>
        <table:table-row table:style-name="ro1">
          <table:table-cell office:value-type="string">
            <text:p>F_SC</text:p>
          </table:table-cell>
          <table:table-cell office:value-type="string">
            <text:p>Female Population Scheduled Caste</text:p>
          </table:table-cell>
          <table:table-cell table:number-columns-repeated="1022"/>
        </table:table-row>
        <table:table-row table:style-name="ro1">
          <table:table-cell office:value-type="string">
            <text:p>P_ST</text:p>
          </table:table-cell>
          <table:table-cell office:value-type="string">
            <text:p>Population Scheduled Tribe</text:p>
          </table:table-cell>
          <table:table-cell table:number-columns-repeated="1022"/>
        </table:table-row>
        <table:table-row table:style-name="ro1">
          <table:table-cell office:value-type="string">
            <text:p>M_ST</text:p>
          </table:table-cell>
          <table:table-cell office:value-type="string">
            <text:p>Male Population Scheduled Tribe</text:p>
          </table:table-cell>
          <table:table-cell table:number-columns-repeated="1022"/>
        </table:table-row>
        <table:table-row table:style-name="ro1">
          <table:table-cell office:value-type="string">
            <text:p>F_ST</text:p>
          </table:table-cell>
          <table:table-cell office:value-type="string">
            <text:p>Female Population Scheduled Tribe</text:p>
          </table:table-cell>
          <table:table-cell table:number-columns-repeated="1022"/>
        </table:table-row>
        <table:table-row table:style-name="ro1">
          <table:table-cell office:value-type="string">
            <text:p>P_LIT</text:p>
          </table:table-cell>
          <table:table-cell office:value-type="string">
            <text:p>Literates</text:p>
          </table:table-cell>
          <table:table-cell table:number-columns-repeated="1022"/>
        </table:table-row>
        <table:table-row table:style-name="ro1">
          <table:table-cell office:value-type="string">
            <text:p>M_LIT</text:p>
          </table:table-cell>
          <table:table-cell office:value-type="string">
            <text:p>Male literates</text:p>
          </table:table-cell>
          <table:table-cell table:number-columns-repeated="1022"/>
        </table:table-row>
        <table:table-row table:style-name="ro1">
          <table:table-cell office:value-type="string">
            <text:p>F_LIT</text:p>
          </table:table-cell>
          <table:table-cell office:value-type="string">
            <text:p>Female literates</text:p>
          </table:table-cell>
          <table:table-cell table:number-columns-repeated="1022"/>
        </table:table-row>
        <table:table-row table:style-name="ro1">
          <table:table-cell office:value-type="string">
            <text:p>P_ILL</text:p>
          </table:table-cell>
          <table:table-cell office:value-type="string">
            <text:p>Illiterates</text:p>
          </table:table-cell>
          <table:table-cell table:number-columns-repeated="1022"/>
        </table:table-row>
        <table:table-row table:style-name="ro1">
          <table:table-cell office:value-type="string">
            <text:p>M_ILL</text:p>
          </table:table-cell>
          <table:table-cell office:value-type="string">
            <text:p>Male Illiterates</text:p>
          </table:table-cell>
          <table:table-cell table:number-columns-repeated="1022"/>
        </table:table-row>
        <table:table-row table:style-name="ro1">
          <table:table-cell office:value-type="string">
            <text:p>F_ILL</text:p>
          </table:table-cell>
          <table:table-cell office:value-type="string">
            <text:p>Female Illiterates</text:p>
          </table:table-cell>
          <table:table-cell table:number-columns-repeated="1022"/>
        </table:table-row>
        <table:table-row table:style-name="ro1">
          <table:table-cell office:value-type="string">
            <text:p>TOT_WORK_P</text:p>
          </table:table-cell>
          <table:table-cell office:value-type="string">
            <text:p>Total Workers</text:p>
          </table:table-cell>
          <table:table-cell table:number-columns-repeated="1022"/>
        </table:table-row>
        <table:table-row table:style-name="ro1">
          <table:table-cell office:value-type="string">
            <text:p>TOT_WORK_M</text:p>
          </table:table-cell>
          <table:table-cell office:value-type="string">
            <text:p>Total Male Workers</text:p>
          </table:table-cell>
          <table:table-cell table:number-columns-repeated="1022"/>
        </table:table-row>
        <table:table-row table:style-name="ro1">
          <table:table-cell office:value-type="string">
            <text:p>TOT_WORK_F</text:p>
          </table:table-cell>
          <table:table-cell office:value-type="string">
            <text:p>Total Female Workers</text:p>
          </table:table-cell>
          <table:table-cell table:number-columns-repeated="1022"/>
        </table:table-row>
        <table:table-row table:style-name="ro1">
          <table:table-cell office:value-type="string">
            <text:p>MAINWORK_P</text:p>
          </table:table-cell>
          <table:table-cell office:value-type="string">
            <text:p>Main Workers</text:p>
          </table:table-cell>
          <table:table-cell table:number-columns-repeated="1022"/>
        </table:table-row>
        <table:table-row table:style-name="ro1">
          <table:table-cell office:value-type="string">
            <text:p>MAINWORK_M</text:p>
          </table:table-cell>
          <table:table-cell office:value-type="string">
            <text:p>Male Main Workers</text:p>
          </table:table-cell>
          <table:table-cell table:number-columns-repeated="1022"/>
        </table:table-row>
        <table:table-row table:style-name="ro1">
          <table:table-cell office:value-type="string">
            <text:p>MAINWORK_F</text:p>
          </table:table-cell>
          <table:table-cell office:value-type="string">
            <text:p>Female Main Workers</text:p>
          </table:table-cell>
          <table:table-cell table:number-columns-repeated="1022"/>
        </table:table-row>
        <table:table-row table:style-name="ro1">
          <table:table-cell office:value-type="string">
            <text:p>MAIN_CL_P</text:p>
          </table:table-cell>
          <table:table-cell office:value-type="string">
            <text:p>Main Cultivators</text:p>
          </table:table-cell>
          <table:table-cell table:number-columns-repeated="1022"/>
        </table:table-row>
        <table:table-row table:style-name="ro1">
          <table:table-cell office:value-type="string">
            <text:p>MAIN_CL_M</text:p>
          </table:table-cell>
          <table:table-cell office:value-type="string">
            <text:p>Male Main Cultivators</text:p>
          </table:table-cell>
          <table:table-cell table:number-columns-repeated="1022"/>
        </table:table-row>
        <table:table-row table:style-name="ro1">
          <table:table-cell office:value-type="string">
            <text:p>MAIN_CL_F</text:p>
          </table:table-cell>
          <table:table-cell office:value-type="string">
            <text:p>Female Main Cultivators</text:p>
          </table:table-cell>
          <table:table-cell table:number-columns-repeated="1022"/>
        </table:table-row>
        <table:table-row table:style-name="ro1">
          <table:table-cell office:value-type="string">
            <text:p>MAIN_AL_P</text:p>
          </table:table-cell>
          <table:table-cell office:value-type="string">
            <text:p>Main Agricultural Labourers</text:p>
          </table:table-cell>
          <table:table-cell table:number-columns-repeated="1022"/>
        </table:table-row>
        <table:table-row table:style-name="ro1">
          <table:table-cell office:value-type="string">
            <text:p>MAIN_AL_M</text:p>
          </table:table-cell>
          <table:table-cell office:value-type="string">
            <text:p>Male Main Agricultural Labourers</text:p>
          </table:table-cell>
          <table:table-cell table:number-columns-repeated="1022"/>
        </table:table-row>
        <table:table-row table:style-name="ro1">
          <table:table-cell office:value-type="string">
            <text:p>MAIN_AL_F</text:p>
          </table:table-cell>
          <table:table-cell office:value-type="string">
            <text:p>Female Main Agricultural Labourers</text:p>
          </table:table-cell>
          <table:table-cell table:number-columns-repeated="1022"/>
        </table:table-row>
        <table:table-row table:style-name="ro1">
          <table:table-cell office:value-type="string">
            <text:p>MAIN_HH_P</text:p>
          </table:table-cell>
          <table:table-cell office:value-type="string">
            <text:p>Main Wokers in Household Industries</text:p>
          </table:table-cell>
          <table:table-cell table:number-columns-repeated="1022"/>
        </table:table-row>
        <table:table-row table:style-name="ro1">
          <table:table-cell office:value-type="string">
            <text:p>MAIN_HH_M</text:p>
          </table:table-cell>
          <table:table-cell office:value-type="string">
            <text:p>Male Main Wokers in Household Industries</text:p>
          </table:table-cell>
          <table:table-cell table:number-columns-repeated="1022"/>
        </table:table-row>
        <table:table-row table:style-name="ro1">
          <table:table-cell office:value-type="string">
            <text:p>MAIN_HH_F</text:p>
          </table:table-cell>
          <table:table-cell office:value-type="string">
            <text:p>Female Main Wokers in Household Industries</text:p>
          </table:table-cell>
          <table:table-cell table:number-columns-repeated="1022"/>
        </table:table-row>
        <table:table-row table:style-name="ro1">
          <table:table-cell office:value-type="string">
            <text:p>MAIN_OT_P</text:p>
          </table:table-cell>
          <table:table-cell office:value-type="string">
            <text:p>Main Other Wokers</text:p>
          </table:table-cell>
          <table:table-cell table:number-columns-repeated="1022"/>
        </table:table-row>
        <table:table-row table:style-name="ro1">
          <table:table-cell office:value-type="string">
            <text:p>MAIN_OT_M</text:p>
          </table:table-cell>
          <table:table-cell office:value-type="string">
            <text:p>Male Main Other Wokers</text:p>
          </table:table-cell>
          <table:table-cell table:number-columns-repeated="1022"/>
        </table:table-row>
        <table:table-row table:style-name="ro1">
          <table:table-cell office:value-type="string">
            <text:p>MAIN_OT_F</text:p>
          </table:table-cell>
          <table:table-cell office:value-type="string">
            <text:p>Female Main Other Wokers</text:p>
          </table:table-cell>
          <table:table-cell table:number-columns-repeated="1022"/>
        </table:table-row>
        <table:table-row table:style-name="ro1">
          <table:table-cell office:value-type="string">
            <text:p>MARGWORK_P</text:p>
          </table:table-cell>
          <table:table-cell office:value-type="string">
            <text:p>Marginal Workers</text:p>
          </table:table-cell>
          <table:table-cell table:number-columns-repeated="1022"/>
        </table:table-row>
        <table:table-row table:style-name="ro1">
          <table:table-cell office:value-type="string">
            <text:p>MARGWORK_M</text:p>
          </table:table-cell>
          <table:table-cell office:value-type="string">
            <text:p>Male Marginal Workers</text:p>
          </table:table-cell>
          <table:table-cell table:number-columns-repeated="1022"/>
        </table:table-row>
        <table:table-row table:style-name="ro1">
          <table:table-cell office:value-type="string">
            <text:p>MARGWORK_F</text:p>
          </table:table-cell>
          <table:table-cell office:value-type="string">
            <text:p>Female Marginal Workers</text:p>
          </table:table-cell>
          <table:table-cell table:number-columns-repeated="1022"/>
        </table:table-row>
        <table:table-row table:style-name="ro1">
          <table:table-cell office:value-type="string">
            <text:p>MARG_CL_P</text:p>
          </table:table-cell>
          <table:table-cell office:value-type="string">
            <text:p>Marginal Cultivators</text:p>
          </table:table-cell>
          <table:table-cell table:number-columns-repeated="1022"/>
        </table:table-row>
        <table:table-row table:style-name="ro1">
          <table:table-cell office:value-type="string">
            <text:p>MARG_CL_M</text:p>
          </table:table-cell>
          <table:table-cell office:value-type="string">
            <text:p>Male Marginal Cultivators</text:p>
          </table:table-cell>
          <table:table-cell table:number-columns-repeated="1022"/>
        </table:table-row>
        <table:table-row table:style-name="ro1">
          <table:table-cell office:value-type="string">
            <text:p>MARG_CL_F</text:p>
          </table:table-cell>
          <table:table-cell office:value-type="string">
            <text:p>Female Marginal Cultivators</text:p>
          </table:table-cell>
          <table:table-cell table:number-columns-repeated="1022"/>
        </table:table-row>
        <table:table-row table:style-name="ro1">
          <table:table-cell office:value-type="string">
            <text:p>MARG_AL_P</text:p>
          </table:table-cell>
          <table:table-cell office:value-type="string">
            <text:p>Marginal Agricultural Labourers</text:p>
          </table:table-cell>
          <table:table-cell table:number-columns-repeated="1022"/>
        </table:table-row>
        <table:table-row table:style-name="ro1">
          <table:table-cell office:value-type="string">
            <text:p>MARG_AL_M</text:p>
          </table:table-cell>
          <table:table-cell office:value-type="string">
            <text:p>Male Marginal Agricultural Labourers</text:p>
          </table:table-cell>
          <table:table-cell table:number-columns-repeated="1022"/>
        </table:table-row>
        <table:table-row table:style-name="ro1">
          <table:table-cell office:value-type="string">
            <text:p>MARG_AL_F</text:p>
          </table:table-cell>
          <table:table-cell office:value-type="string">
            <text:p>Female Marginal Agricultural Labourers</text:p>
          </table:table-cell>
          <table:table-cell table:number-columns-repeated="1022"/>
        </table:table-row>
        <table:table-row table:style-name="ro1">
          <table:table-cell office:value-type="string">
            <text:p>MARG_HH_P</text:p>
          </table:table-cell>
          <table:table-cell office:value-type="string">
            <text:p>Marginal Wokers in Household Industries</text:p>
          </table:table-cell>
          <table:table-cell table:number-columns-repeated="1022"/>
        </table:table-row>
        <table:table-row table:style-name="ro1">
          <table:table-cell office:value-type="string">
            <text:p>MARG_HH_M</text:p>
          </table:table-cell>
          <table:table-cell office:value-type="string">
            <text:p>Male Marginal Wokers in Household Industries</text:p>
          </table:table-cell>
          <table:table-cell table:number-columns-repeated="1022"/>
        </table:table-row>
        <table:table-row table:style-name="ro1">
          <table:table-cell office:value-type="string">
            <text:p>MARG_HH_F</text:p>
          </table:table-cell>
          <table:table-cell office:value-type="string">
            <text:p>Female Marginal Wokers in Household Industries</text:p>
          </table:table-cell>
          <table:table-cell table:number-columns-repeated="1022"/>
        </table:table-row>
        <table:table-row table:style-name="ro1">
          <table:table-cell office:value-type="string">
            <text:p>MARG_OT_P</text:p>
          </table:table-cell>
          <table:table-cell office:value-type="string">
            <text:p>Marginal Other Wokers</text:p>
          </table:table-cell>
          <table:table-cell table:number-columns-repeated="1022"/>
        </table:table-row>
        <table:table-row table:style-name="ro1">
          <table:table-cell office:value-type="string">
            <text:p>MARG_OT_M</text:p>
          </table:table-cell>
          <table:table-cell office:value-type="string">
            <text:p>Male Marginal Other Wokers</text:p>
          </table:table-cell>
          <table:table-cell table:number-columns-repeated="1022"/>
        </table:table-row>
        <table:table-row table:style-name="ro1">
          <table:table-cell office:value-type="string">
            <text:p>MARG_OT_F</text:p>
          </table:table-cell>
          <table:table-cell office:value-type="string">
            <text:p>Female Marginal Other Wokers</text:p>
          </table:table-cell>
          <table:table-cell table:number-columns-repeated="1022"/>
        </table:table-row>
        <table:table-row table:style-name="ro1">
          <table:table-cell office:value-type="string">
            <text:p>NON_WORK_P</text:p>
          </table:table-cell>
          <table:table-cell office:value-type="string">
            <text:p>Non-Workers</text:p>
          </table:table-cell>
          <table:table-cell table:number-columns-repeated="1022"/>
        </table:table-row>
        <table:table-row table:style-name="ro1">
          <table:table-cell office:value-type="string">
            <text:p>NON_WORK_M</text:p>
          </table:table-cell>
          <table:table-cell office:value-type="string">
            <text:p>Male Non-Workers</text:p>
          </table:table-cell>
          <table:table-cell table:number-columns-repeated="1022"/>
        </table:table-row>
        <table:table-row table:style-name="ro1">
          <table:table-cell office:value-type="string">
            <text:p>NON_WORK_F</text:p>
          </table:table-cell>
          <table:table-cell office:value-type="string">
            <text:p>Female Non-Workers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4-06-14T13:22:31</meta:creation-date>
    <dc:creator>user</dc:creator>
    <dc:date>2004-06-17T10:58:28</dc:date>
    <meta:document-statistic meta:table-count="3" meta:cell-count="128" meta:object-count="0"/>
    <meta:generator>LibreOffice/3.5$Linux_X86_64 LibreOffice_project/350m1$Build-2</meta:generator>
  </office:meta>
</office:document-meta>
</file>